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5" calcext:value-type="date">
            <text:p>2025-04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8" calcext:value-type="date">
            <text:p>2025-04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39.75" calcext:value-type="float">
            <text:p>139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40948275862069" calcext:value-type="float">
            <text:p>2.41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20:25:10.7074072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22T20:26:04.437671171</dc:date>
    <meta:editing-duration>PT2H2M51S</meta:editing-duration>
    <meta:editing-cycles>66</meta:editing-cycles>
    <meta:generator>LibreOffice/24.2.7.2$Linux_X86_64 LibreOffice_project/420$Build-2</meta:generator>
    <meta:document-statistic meta:table-count="1" meta:cell-count="239" meta:object-count="0"/>
  </office:meta>
</office:document-meta>
</file>